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daee" officeooo:paragraph-rsid="001bdaee"/>
    </style:style>
    <style:style style:name="P2" style:family="paragraph" style:parent-style-name="Standard">
      <style:text-properties officeooo:rsid="001bdaee" officeooo:paragraph-rsid="00210384"/>
    </style:style>
    <style:style style:name="P3" style:family="paragraph" style:parent-style-name="Standard">
      <style:text-properties officeooo:rsid="001bdaee" officeooo:paragraph-rsid="00215892"/>
    </style:style>
    <style:style style:name="P4" style:family="paragraph" style:parent-style-name="Standard">
      <style:text-properties officeooo:rsid="00210384" officeooo:paragraph-rsid="00210384"/>
    </style:style>
    <style:style style:name="P5" style:family="paragraph" style:parent-style-name="Standard">
      <style:paragraph-properties fo:background-color="transparent">
        <style:background-image/>
      </style:paragraph-properties>
      <style:text-properties officeooo:paragraph-rsid="001bdaee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officeooo:rsid="001bdaee" officeooo:paragraph-rsid="001bdaee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officeooo:rsid="001bdaee" officeooo:paragraph-rsid="001f6990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officeooo:paragraph-rsid="001f6990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222222" style:font-name="Liberation Serif" fo:font-size="11pt" fo:letter-spacing="normal" fo:font-style="normal" fo:font-weight="normal" officeooo:rsid="001bdaee" officeooo:paragraph-rsid="001bdaee" style:font-size-asian="11pt" style:font-size-complex="11pt"/>
    </style:style>
    <style:style style:name="P10" style:family="paragraph" style:parent-style-name="Standard">
      <style:text-properties officeooo:rsid="00226e20" officeooo:paragraph-rsid="00226e20"/>
    </style:style>
    <style:style style:name="P11" style:family="paragraph" style:parent-style-name="Standard">
      <style:text-properties officeooo:rsid="001bdaee" officeooo:paragraph-rsid="001bdaee"/>
    </style:style>
    <style:style style:name="T1" style:family="text">
      <style:text-properties officeooo:rsid="001bda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4078c0" style:text-line-through-style="none" style:text-line-through-type="none" style:font-name="apple-system" fo:font-size="13.5pt" fo:letter-spacing="norm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1bdaee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5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22222" style:font-name="Liberation Serif" fo:font-size="11pt" fo:letter-spacing="normal" fo:font-style="normal" fo:font-weight="normal" officeooo:rsid="001f6990" style:font-size-asian="11pt" style:font-size-complex="11pt"/>
    </style:style>
    <style:style style:name="T7" style:family="text">
      <style:text-properties fo:font-variant="normal" fo:text-transform="none" fo:color="#222222" style:font-name="Liberation Serif" fo:font-size="11pt" fo:letter-spacing="normal" fo:font-style="normal" fo:font-weight="normal" officeooo:rsid="001fa31d" style:font-size-asian="11pt" style:font-size-complex="11pt"/>
    </style:style>
    <style:style style:name="T8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cm" fo:border="none"/>
    </style:style>
    <style:style style:name="T9" style:family="text">
      <style:text-properties fo:font-variant="normal" fo:text-transform="none" fo:color="#242729" style:font-name="Consolas" fo:font-size="9.75pt" fo:letter-spacing="normal" fo:font-style="normal" fo:font-weight="normal" officeooo:rsid="001fa31d" fo:background-color="#eff0f1" loext:char-shading-value="0" fo:padding="0cm" fo:border="none"/>
    </style:style>
    <style:style style:name="T10" style:family="text">
      <style:text-properties officeooo:rsid="0020b8a4"/>
    </style:style>
    <style:style style:name="T11" style:family="text">
      <style:text-properties officeooo:rsid="002158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Using <text:span text:style-name="T2">Git svn</text:span> plugin:</text:p>
      <text:p text:style-name="P6"/>
      <text:p text:style-name="P6">1) <text:span text:style-name="T5">Install git-svn</text:span></text:p>
      <text:p text:style-name="P9">sudo apt-get install git-svn</text:p>
      <text:p text:style-name="P6"/>
      <text:p text:style-name="P9">2) Fetch all users from svn repo</text:p>
      <text:p text:style-name="P1"/>
      <text:p text:style-name="P1">svn log -q | awk -F '|' '/^r/ {sub("^ ", "", $2); sub(" $", "", $2); print $2" = "$2" &lt;"$2"&gt;"}' | sort -u &gt; authors-transform.txt <text:s text:c="5"/></text:p>
      <text:p text:style-name="P1"/>
      <text:p text:style-name="P4">will generate a file like containing svn users:: </text:p>
      <text:p text:style-name="P2">aksethi</text:p>
      <text:p text:style-name="P2">asinghal</text:p>
      <text:p text:style-name="P2">disetia</text:p>
      <text:p text:style-name="P1"/>
      <text:p text:style-name="P1">3)Modify authors-transform.txt <text:s/>to convert svn users to git format</text:p>
      <text:p text:style-name="P1">File should look like:</text:p>
      <text:p text:style-name="P1"/>
      <text:p text:style-name="P1">aksethi = aksethi &lt;akash.sethi@tothenew.com&gt; </text:p>
      <text:p text:style-name="P1">asinghal = asinghal &lt;anubha.Singhal@selligent.com&gt; </text:p>
      <text:p text:style-name="P1">disetia = disetia &lt;divya.setia@tothenew.com&gt; </text:p>
      <text:p text:style-name="P1">jmoore = jmoore &lt;jmoore@selligent.com&gt; </text:p>
      <text:p text:style-name="P1">kgupta = kgupta &lt;komal.gupta@tothenew.com&gt; </text:p>
      <text:p text:style-name="P1">mmohan = mmohan &lt;manoj.mohan@tothenew.com&gt; </text:p>
      <text:p text:style-name="P1">psoni = psoni &lt;<text:a xlink:type="simple" xlink:href="mailto:pathik.Soni@selligent.com">pathik.Soni@selligent.com</text:a>&gt;</text:p>
      <text:p text:style-name="P1"/>
      <text:p text:style-name="P1">usernames on the left are svn users.</text:p>
      <text:p text:style-name="P1"/>
      <text:p text:style-name="P1"/>
      <text:p text:style-name="P9">4)Go to directory where project is to be imported and run </text:p>
      <text:p text:style-name="P6"><text:span text:style-name="T5">git svn clone </text:span><text:span text:style-name="T7">path/to/project</text:span><text:span text:style-name="T5">--no-minimize-url <text:s/>--prefix some-origin-name/ --authors-file path/to/authors-transform.txt <text:s/></text:span></text:p>
      <text:p text:style-name="P6"/>
      <text:p text:style-name="P7"><text:span text:style-name="T5">--no-minimize-url <text:s/>: </text:span><text:span text:style-name="T6">To track single project. </text:span><text:span text:style-name="T7">Also specify </text:span><text:span text:style-name="T6">Otherwise git svn will connect to root repo. </text:span><text:span text:style-name="T7">If all the projects in a repo are to be imported do not use this.</text:span></text:p>
      <text:p text:style-name="P8"><text:span text:style-name="T6">--</text:span><text:span text:style-name="T7">prefix : if set to the default origin name “origin” , it will create svn branches <text:s/>under </text:span><text:span text:style-name="Source_20_Text"><text:span text:style-name="T8">refs/remotes/origin/. </text:span></text:span><text:span text:style-name="Source_20_Text"><text:span text:style-name="T9">To differentiate it from git origin set a different name say “svn”. </text:span></text:span></text:p>
      <text:p text:style-name="P5"/>
      <text:p text:style-name="P1">5) Change .svnignore to .gitignore </text:p>
      <text:p text:style-name="P1"/>
      <text:p text:style-name="P1"/>
      <text:p text:style-name="P1">6) git remote add origin </text:p>
      <text:p text:style-name="P1">git remote add origin git@gitlab.intelligrape.net:tothenew/offerManagement.git </text:p>
      <text:p text:style-name="P1"/>
      <text:p text:style-name="P3">7) <text:span text:style-name="T11">Copy all svn branches to local and push all to remote origin:</text:span></text:p>
      <text:p text:style-name="P3">git push origin <text:s/>--all // to push all the branches </text:p>
      <text:p text:style-name="P6">8) git push origin --tags // push all tags </text:p>
      <text:p text:style-name="P5"/>
      <text:p text:style-name="P5"><text:span text:style-name="T1">Using </text:span><text:a xlink:type="simple" xlink:href="https://github.com/nirvdrum/svn2git"><text:span text:style-name="Strong_20_Emphasis">svn2git</text:span></text:a><text:span text:style-name="Strong_20_Emphasis"><text:span text:style-name="T3"> </text:span></text:span><text:span text:style-name="Strong_20_Emphasis"><text:span text:style-name="T4">plugin:</text:span></text:span></text:p>
      <text:p text:style-name="P1"/>
      <text:p text:style-name="P1"/>
      <text:p text:style-name="P1">1)sudo apt-get install git-core git-svn ruby </text:p>
      <text:p text:style-name="P1"><text:soft-page-break/></text:p>
      <text:p text:style-name="P1">2)sudo gem install svn2git </text:p>
      <text:p text:style-name="P1"/>
      <text:p text:style-name="P1">3)fetch all users from svn repo</text:p>
      <text:p text:style-name="P1"/>
      <text:p text:style-name="P1">svn log -q | awk -F '|' '/^r/ {sub("^ ", "", $2); sub(" $", "", $2); print $2" = "$2" &lt;"$2"&gt;"}' | sort -u &gt; authors-transform.txt <text:s text:c="5"/></text:p>
      <text:p text:style-name="P1"/>
      <text:p text:style-name="P1">4)Modify authors-transform.txt <text:s/>to convert svn users to git format</text:p>
      <text:p text:style-name="P1">File should look like:</text:p>
      <text:p text:style-name="P1"/>
      <text:p text:style-name="P1">aksethi = aksethi &lt;akash.sethi@tothenew.com&gt; </text:p>
      <text:p text:style-name="P1">asinghal = asinghal &lt;anubha.Singhal@selligent.com&gt; </text:p>
      <text:p text:style-name="P1">disetia = disetia &lt;divya.setia@tothenew.com&gt; </text:p>
      <text:p text:style-name="P1">jmoore = jmoore &lt;jmoore@selligent.com&gt; </text:p>
      <text:p text:style-name="P1">kgupta = kgupta &lt;komal.gupta@tothenew.com&gt; </text:p>
      <text:p text:style-name="P1">mmohan = mmohan &lt;manoj.mohan@tothenew.com&gt; </text:p>
      <text:p text:style-name="P1">psoni = psoni &lt;<text:a xlink:type="simple" xlink:href="mailto:pathik.Soni@selligent.com">pathik.Soni@selligent.com</text:a>&gt;</text:p>
      <text:p text:style-name="P1"/>
      <text:p text:style-name="P1">usernames on the left are svn users.</text:p>
      <text:p text:style-name="P1"/>
      <text:p text:style-name="P1"/>
      <text:p text:style-name="P1">5 )Go to directory where project is to be imported and run </text:p>
      <text:p text:style-name="P1"><text:s/>svn2git https://turing.strongmailsystems.com/psosvn/Branches/offerManagement --no-minimize-url <text:s/>--authors <text:s/>path/to/authors-transform.txt /file</text:p>
      <text:p text:style-name="P1"/>
      <text:p text:style-name="P1">6) Change .svnignore to .gitignore </text:p>
      <text:p text:style-name="P1"/>
      <text:p text:style-name="P1"/>
      <text:p text:style-name="P1">7) git remote add origin </text:p>
      <text:p text:style-name="P1">git remote add origin git@gitlab.intelligrape.net:tothenew/offerManagement.git </text:p>
      <text:p text:style-name="P1"/>
      <text:p text:style-name="P1"><text:span text:style-name="T10">8</text:span>) git push origin <text:s/>--all // to push all the branches </text:p>
      <text:p text:style-name="P1"><text:span text:style-name="T10">9</text:span>) git push origin --tags // push all tags</text:p>
      <text:p text:style-name="P1"/>
      <text:p text:style-name="P1"/>
      <text:p text:style-name="P10">Set <text:s/>these Properties . This will add “from author name “ in every commit</text:p>
      <text:p text:style-name="P10">git config svn.addAuthorFrom true</text:p>
      <text:p text:style-name="P10">git config svn.useLogAuthor true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46:44.453089912</meta:creation-date>
    <dc:date>2017-06-25T19:49:47.707316846</dc:date>
    <meta:editing-duration>PT9M12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54" meta:word-count="409" meta:character-count="2828" meta:non-whitespace-character-count="2431"/>
  </office:meta>
</office:document-meta>
</file>